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30</text:h>
      <text:h text:style-name="Heading_20_2" text:outline-level="2">Sick</text:h>
      <text:p text:style-name="Standard"><text:tab/>Kit is laying on the door and says something incomprehensible. Angie smiles and says, “Oh Kit we really are going to have to go out more”</text:p>
      <text:p text:style-name="Standard"/>
      <text:p text:style-name="Standard"><text:tab/>Kit then sits up again repeating it and covers her mouth. That’s when Angie realizes Kit is saying, “I think I’m going to get sick” She parks on the side of the road and Kit runs out into some bushes.</text:p>
      <text:p text:style-name="Standard"/>
      <text:p text:style-name="Standard"><text:tab/>Angie steps out and walks around looking at the country side and says, “We need to go back home”. She looks over at Kit who’s on her hands and knees. </text:p>
      <text:p text:style-name="Standard"/>
      <text:p text:style-name="Standard"><text:tab/>Soon she tries to stand back up. But stumbles into Angie. Her arm hits Angie’s boob and Kit smiles before saying, “Stwooshie” Angie smiles and says, “Come on” Kit almost falls down before Angie opens the door and helps her in.</text:p>
      <text:p text:style-name="Standard"/>
      <text:p text:style-name="Standard"><text:tab/>Kit pushes her lips together wanting a kiss. Angie says, “Maybe later. You just threw up”</text:p>
      <text:p text:style-name="Standard"/>
      <text:p text:style-name="Standard"><text:tab/>They make it a little way more down the road before she has to stop again this time it is so Kit can pee”</text:p>
      <text:p text:style-name="Standard"/>
      <text:p text:style-name="Standard"><text:tab/>Angie watches her and sees piss coming out of her pussy. She smiles and says, “I kind of get what Josh gets out of this” Kit cleans herself up then Angie helps her back to the car. </text:p>
      <text:p text:style-name="Standard"/>
      <text:p text:style-name="Standard"><text:tab/>This time after puling out Angie starts to ask her something. But sees her passed out.</text:p>
      <text:p text:style-name="Standard"/>
      <text:h text:style-name="Heading_20_2" text:outline-level="2">Kit</text:h>
      <text:p text:style-name="Text_20_body"><text:tab/>Beth and Vicky are in bed topless squeezing each others chest while making out. On their computer is a reply from the guy they found. <text:s/>He agreed but wants to meet them first.</text:p>
      <text:p text:style-name="Text_20_body"><text:tab/>When Beth starts sucking on Vicky’s neck she says, “Lets do it” They get undressed and then they get back in bed, and start fingering each other. Beth giggles and says, “Man your wet” Vicky smiles and says, “You to” then they begin french kissing again. </text:p>
      <text:p text:style-name="Text_20_body"><text:tab/>Beth moans, “I wonder how big your boobs are going to get when we’re knocked up”. Vicky smiles. Beth replies, “My god you're going to be as big as your Kit” Vicky ignores the comment and fingers her faster. Then Beth says, “I wonder how big her nipples are and if yours is going to be that big” Vicky feels Beth’s pussy getting even wetter and groans. </text:p>
      <text:p text:style-name="Text_20_body"><text:tab/>When Beth says, “Oh God. This is going to be hot” Vicky sits up and says, “Beth, do you have a crush on my sister?” Beth sits up and says, “No why do you ask?” Vicky quotes Beth by saying, “ I wonder how big her nipples are and if yours is going to be that big” She puts her right hand on her hip and says, “Then you started cumming” </text:p>
      <text:p text:style-name="Text_20_body"><text:soft-page-break/></text:p>
      <text:p text:style-name="Text_20_body"><text:tab/>Beth frustrated says, “Yes, and you stopped. You moan her name in your sleep all the time. I just thought maybe you had a thing. I know you two fool around. So maybe” Vicky lays down and says, “Beth shut up.” Beth confused ask, “Are you mad?” Vicky relies, “No, I just can’t believe you like my sister” </text:p>
      <text:p text:style-name="Text_20_body"><text:tab/>Beth frowns and replies, “Vicky I was hopping that looking like your sister would make you turned on since you envy her” Vicky sits up mad and says, “I do not envy my sister!” Beth rolls her eyes and says, “Oh so the fact She has a girl that wants to throw money at her for what ever reason. On top of being able feel out a dress with nice cleavage. Along with her nice breast. These are all things you have told me she’s lucky to have”</text:p>
      <text:p text:style-name="Text_20_body"><text:tab/>Vicky sighs saying, “I guess I do a little. But I’m prettier” Beth confused says, “You two look just alike. Except you have lighter hair” Vicky gets up and goes to the restroom saying, “Beth it is probably a good thing you quit the hospital” Beth follows her saying, “Why?”, getting angry. Vicky turns around and says, “I mean hell Sarah has large breast. Kit has large breast. I’m stuck with these tiny ass things. Mom even has large breast”, pushing up her breast. </text:p>
      <text:p text:style-name="Text_20_body"><text:tab/>Beth looks down to hers and says, “You do realize compared to mine. Your as big as her.” Beth changes the topic feeling down about herself now, “So why are we going to the bathroom” Vicky replies, “I’m getting a shower. No idea why you're followed me” Beth smiles and says, “Good we’re both already naked want to finish what we started?” Vicky shakes her head and shuts the door in Beth’s face and locks it</text:p>
      <text:p text:style-name="Text_20_body"><text:tab/>Beth crosses her arms and flops down on the bed with a huff. </text:p>
      <text:h text:style-name="Heading_20_2" text:outline-level="2">Home</text:h>
      <text:p text:style-name="Text_20_body"><text:tab/>Angie gets out of her car leaving Kit passed out and goes up to get Mike. She opens the door to his room and sees him jacking off looking at a mirror. She shakes her head and says, “I always knew you where hot for yourself. But I need help with, Kit”</text:p>
      <text:p text:style-name="Text_20_body"><text:tab/>Mike jumps and quickly composes himself. Then says, “OK, and I was just trying something”. Angie rolls her eyes and says, “Come on”.</text:p>
      <text:p text:style-name="Text_20_body"><text:tab/>He slowly opens the door and catches her as she falls out. He then picks up her up effortlessly and carries her into the house and into her room.</text:p>
      <text:p text:style-name="Text_20_body"><text:tab/>He lays her down and lifts up her skirt. Angie clears her throat and says, “Taking advantage of your sister?”</text:p>
      <text:p text:style-name="Text_20_body"><text:tab/>Mike repossessions her and says, “Huh? No.” Angie lifts up her shirt and says, “Want to do it?” Mike rubs his pants and says, “No I’m seeing someone. But how many did she have?” Angie lowers her shirt and says, “One, but she was guarding the pitcher like she was a guard dog. She never poured herself another glass though”</text:p>
      <text:p text:style-name="Text_20_body"><text:soft-page-break/><text:tab/>Mike smiles and says, “Damn she’s a lightweight” Angie nods and walks up to Mike grabbing his crotch and says, “Come on big boy” Mike knocks her hand down and says, “Angie please” Angie gets more forceful and sticks her hand down his pants and says, “Oh there’s that big boy”</text:p>
      <text:p text:style-name="Text_20_body"><text:tab/>Mike mad pulls her hand out and says, “Please I said no” Angie gets mad and says, “Oh you where going to do your sleeping sister”</text:p>
      <text:p text:style-name="Text_20_body"><text:tab/>Going up the stairs he says, “Damn slut” Angie flips him off and goes to her room. She walks back out a second later and says, “Mike who is this girl you're seeing?” Thinking he’s just making her up. Mike ignores her and walks into his room</text:p>
      <text:h text:style-name="Heading_20_2" text:outline-level="2">Vicky’s fantasy</text:h>
      <text:p text:style-name="Text_20_body"><text:tab/>Vicky is in a steam filled bathroom. It is a large room with blue rugs. One in front of the large shower big enough for two people. Another in front of the toilet. Then one in front of the sink</text:p>
      <text:p text:style-name="Text_20_body"><text:tab/>She’s in the shower squeezing her breast and playing with her clit with her eyes closed and the hot water running over her. She’s softly moaning, “Oh yes”</text:p>
      <text:p text:style-name="Text_20_body"><text:tab/>She’s fantasizing when she and Kit where little and Kit let her feel her boobs. The reason. Kit thought she felt a lump. They felt each other checking finding nothing. Then kept checking to make sure. Now she’s enjoying the real reason they kept doing it. They loved the feel of each others soft chest. Vicky especially loved how much bigger Kit’s was to hers. </text:p>
      <text:p text:style-name="Text_20_body"><text:tab/>Vicky’s hadn’t developed very much then. She was only fourteen. So later she was excited when she developed more. But was disappointed when they didn’t get to Kit or her other sister’s size. She was hopping they’d get bigger than theirs.</text:p>
      <text:p text:style-name="Text_20_body"><text:tab/>She is also turned on by the idea that when she gets pregnant their going to get bigger, and very possibly bigger than Kit’s.</text:p>
      <text:p text:style-name="Text_20_body"><text:tab/>On that thought she sticks her finger up into her pussy. Slowly at first then faster. The pressure she feels takes her breath a bit before she starts getting excited and moaning loud. Imagining herself with bigger breast than Kit and Kit jealous of her.</text:p>
      <text:p text:style-name="Text_20_body"><text:tab/>She starts shaking a little from the excitement before she feels the excitement building. Then water gushes out her of pussy.</text:p>
      <text:p text:style-name="Text_20_body"><text:tab/>She stands in there for a minute before stepping out of the room with her hair wrapped in a towel and one around her. Beth is still sitting with her arms crossed and says, “I heard you cumming” Vicky gives her a cute smile and says, “Sorry. But I do have to admit something. But first a question. Exactly how much bigger will my breast get?” Beth shrugs and says, “Some women go up two sizes some only one” Vicky says, “Is it permanent?” Beth again shrugs and says, “Depends on the women but as long as you're lactating they’ll stay the same” Vicky whispers, “I wonder if Mike is into milking” Beth smiles and says, “I am”</text:p>
      <text:p text:style-name="Text_20_body"><text:soft-page-break/><text:tab/>Vicky smiles and says, “OK I was jealous of Kit. She gets everything” Beth laughs thinking it is cute and says, “By any chance are you still rearing to go?” Vicky shakes her head and says, “I left you some hot water. Thank God you bought a huge tank” </text:p>
      <text:p text:style-name="Text_20_body"><text:tab/>Beth takes Vicky’s towel around her body and says, “I’ll be back” Vicky gets in bed and says,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6T01:15:37.600000000</meta:creation-date>
    <dc:date>2018-03-01T10:17:50.79</dc:date>
    <meta:editing-duration>PT12M57S</meta:editing-duration>
    <meta:editing-cycles>3</meta:editing-cycles>
    <meta:generator>OpenOffice/4.1.3$Win32 OpenOffice.org_project/413m1$Build-9783</meta:generator>
    <meta:document-statistic meta:table-count="0" meta:image-count="0" meta:object-count="0" meta:page-count="4" meta:paragraph-count="40" meta:word-count="1530" meta:character-count="8048"/>
    <dc:creator>Josh Parsons</dc:creator>
  </office:meta>
</office:document-meta>
</file>